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d36" officeooo:paragraph-rsid="00024d36"/>
    </style:style>
    <style:style style:name="P2" style:family="paragraph" style:parent-style-name="Standard">
      <style:text-properties officeooo:rsid="00024d36" officeooo:paragraph-rsid="0007acb3"/>
    </style:style>
    <style:style style:name="P3" style:family="paragraph" style:parent-style-name="Standard">
      <style:text-properties officeooo:paragraph-rsid="000d8ccf"/>
    </style:style>
    <style:style style:name="P4" style:family="paragraph" style:parent-style-name="Standard">
      <style:text-properties officeooo:rsid="000f337e" officeooo:paragraph-rsid="000f337e"/>
    </style:style>
    <style:style style:name="P5" style:family="paragraph" style:parent-style-name="Standard">
      <style:text-properties officeooo:rsid="000f337e" officeooo:paragraph-rsid="0012b300"/>
    </style:style>
    <style:style style:name="P6" style:family="paragraph" style:parent-style-name="Standard">
      <style:text-properties officeooo:rsid="000f337e" officeooo:paragraph-rsid="00220917"/>
    </style:style>
    <style:style style:name="P7" style:family="paragraph" style:parent-style-name="Standard">
      <style:text-properties officeooo:rsid="0016c0ec" officeooo:paragraph-rsid="0016c0ec"/>
    </style:style>
    <style:style style:name="P8" style:family="paragraph" style:parent-style-name="Standard">
      <style:text-properties officeooo:rsid="001a2f05" officeooo:paragraph-rsid="001a2f05"/>
    </style:style>
    <style:style style:name="P9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text-align="center" style:justify-single-word="false" fo:padding="0.049cm" fo:border-left="none" fo:border-right="none" fo:border-top="none" fo:border-bottom="0.74pt solid #000000"/>
    </style:style>
    <style:style style:name="P10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text-align="center" style:justify-single-word="false" fo:break-before="page" fo:padding="0.049cm" fo:border-left="none" fo:border-right="none" fo:border-top="none" fo:border-bottom="0.74pt solid #000000"/>
      <style:text-properties officeooo:paragraph-rsid="001caf99"/>
    </style:style>
    <style:style style:name="P11" style:family="paragraph" style:parent-style-name="Heading_20_2">
      <style:text-properties officeooo:rsid="001e5ab1" officeooo:paragraph-rsid="001e5ab1"/>
    </style:style>
    <style:style style:name="P12" style:family="paragraph" style:parent-style-name="Standard">
      <style:text-properties officeooo:paragraph-rsid="00235827"/>
    </style:style>
    <style:style style:name="T1" style:family="text">
      <style:text-properties officeooo:rsid="00024d36"/>
    </style:style>
    <style:style style:name="T2" style:family="text">
      <style:text-properties officeooo:rsid="00044452"/>
    </style:style>
    <style:style style:name="T3" style:family="text">
      <style:text-properties style:font-name="Liberation Sans1" officeooo:rsid="0007acb3"/>
    </style:style>
    <style:style style:name="T4" style:family="text">
      <style:text-properties style:font-name="Liberation Sans1" officeooo:rsid="0005f4ce" style:font-style-asian="italic" style:font-style-complex="italic"/>
    </style:style>
    <style:style style:name="T5" style:family="text">
      <style:text-properties style:font-name="Liberation Sans1" officeooo:rsid="0007acb3" style:font-style-asian="italic" style:font-style-complex="italic"/>
    </style:style>
    <style:style style:name="T6" style:family="text">
      <style:text-properties style:font-name="Liberation Sans1" officeooo:rsid="000f337e"/>
    </style:style>
    <style:style style:name="T7" style:family="text">
      <style:text-properties style:font-name="Liberation Sans1" officeooo:rsid="0011b135"/>
    </style:style>
    <style:style style:name="T8" style:family="text">
      <style:text-properties style:font-name="Liberation Sans1" officeooo:rsid="0012b300"/>
    </style:style>
    <style:style style:name="T9" style:family="text">
      <style:text-properties style:font-name="Liberation Sans1" officeooo:rsid="0023074d"/>
    </style:style>
    <style:style style:name="T10" style:family="text">
      <style:text-properties officeooo:rsid="0007acb3"/>
    </style:style>
    <style:style style:name="T11" style:family="text">
      <style:text-properties officeooo:rsid="000ad7c2"/>
    </style:style>
    <style:style style:name="T12" style:family="text">
      <style:text-properties officeooo:rsid="000cd300"/>
    </style:style>
    <style:style style:name="T13" style:family="text">
      <style:text-properties officeooo:rsid="000d8ccf"/>
    </style:style>
    <style:style style:name="T14" style:family="text">
      <style:text-properties officeooo:rsid="000f337e"/>
    </style:style>
    <style:style style:name="T15" style:family="text">
      <style:text-properties style:font-style-asian="italic" style:font-style-complex="italic"/>
    </style:style>
    <style:style style:name="T16" style:family="text">
      <style:text-properties officeooo:rsid="0005f4ce" style:font-style-asian="italic" style:font-style-complex="italic"/>
    </style:style>
    <style:style style:name="T17" style:family="text">
      <style:text-properties officeooo:rsid="00097556" style:font-style-asian="italic" style:font-style-complex="italic"/>
    </style:style>
    <style:style style:name="T18" style:family="text">
      <style:text-properties officeooo:rsid="0007acb3" style:font-style-asian="italic" style:font-style-complex="italic"/>
    </style:style>
    <style:style style:name="T19" style:family="text">
      <style:text-properties officeooo:rsid="000ad7c2" style:font-style-asian="italic" style:font-style-complex="italic"/>
    </style:style>
    <style:style style:name="T20" style:family="text">
      <style:text-properties officeooo:rsid="000cd300" style:font-style-asian="italic" style:font-style-complex="italic"/>
    </style:style>
    <style:style style:name="T21" style:family="text">
      <style:text-properties officeooo:rsid="000d8ccf" style:font-style-asian="italic" style:font-style-complex="italic"/>
    </style:style>
    <style:style style:name="T22" style:family="text">
      <style:text-properties officeooo:rsid="000f337e" style:font-style-asian="italic" style:font-style-complex="italic"/>
    </style:style>
    <style:style style:name="T23" style:family="text">
      <style:text-properties officeooo:rsid="0011b135"/>
    </style:style>
    <style:style style:name="T24" style:family="text">
      <style:text-properties officeooo:rsid="0014f295"/>
    </style:style>
    <style:style style:name="T25" style:family="text">
      <style:text-properties officeooo:rsid="0016841c"/>
    </style:style>
    <style:style style:name="T26" style:family="text">
      <style:text-properties officeooo:rsid="00174ec5"/>
    </style:style>
    <style:style style:name="T27" style:family="text">
      <style:text-properties officeooo:rsid="0018c94c"/>
    </style:style>
    <style:style style:name="T28" style:family="text">
      <style:text-properties officeooo:rsid="001addbc"/>
    </style:style>
    <style:style style:name="T29" style:family="text">
      <style:text-properties officeooo:rsid="001caf99"/>
    </style:style>
    <style:style style:name="T30" style:family="text">
      <style:text-properties officeooo:rsid="001e5ab1"/>
    </style:style>
    <style:style style:name="T31" style:family="text">
      <style:text-properties officeooo:rsid="0020499a"/>
    </style:style>
    <style:style style:name="T32" style:family="text">
      <style:text-properties officeooo:rsid="00220917"/>
    </style:style>
    <style:style style:name="T33" style:family="text">
      <style:text-properties officeooo:rsid="0023074d"/>
    </style:style>
    <style:style style:name="T34" style:family="text">
      <style:text-properties officeooo:rsid="00235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emento SQL</text:h>
      <text:h text:style-name="P11" text:outline-level="2">Afficher toutes les lignes d’une table : SELECT … FROM</text:h>
      <text:p text:style-name="P1">SELECT * FROM Clients;<text:line-break/><text:span text:style-name="Explication"><text:span text:style-name="T15">Affiche toutes les colonnes de la table Clients</text:span></text:span></text:p>
      <text:p text:style-name="P1">SELECT <text:span text:style-name="T2">n</text:span>om, <text:span text:style-name="T2">p</text:span>rénom FROM Clients;<text:line-break/><text:span text:style-name="Explication"><text:span text:style-name="T15">Affiche les colonnes </text:span></text:span><text:span text:style-name="Explication"><text:span text:style-name="T16">n</text:span></text:span><text:span text:style-name="Explication"><text:span text:style-name="T15">om et </text:span></text:span><text:span text:style-name="Explication"><text:span text:style-name="T16">p</text:span></text:span><text:span text:style-name="Explication"><text:span text:style-name="T15">rénom de la table Clients</text:span></text:span></text:p>
      <text:p text:style-name="P1">SELECT nomfilm AS "Le titre du Film" FROM Films;<text:line-break/><text:span text:style-name="Explication"><text:span text:style-name="T16">Renomme la colonne nomfilm dans le résultat de la requ</text:span></text:span><text:span text:style-name="Explication"><text:span text:style-name="T4">ête</text:span></text:span></text:p>
      <text:p text:style-name="P1">SELECT DISTINCT ville FROM Clients;<text:line-break/><text:span text:style-name="Explication"><text:span text:style-name="T16">N’affiche </text:span></text:span><text:span text:style-name="Explication"><text:span text:style-name="T17">chaque</text:span></text:span><text:span text:style-name="Explication"><text:span text:style-name="T16"> ville qu’une seule fois</text:span></text:span></text:p>
      <text:h text:style-name="P11" text:outline-level="2">Trier les lignes : <text:span text:style-name="T32">ORDER BY</text:span></text:h>
      <text:p text:style-name="P1">SELECT * FROM Clients ORDER BY nomcli;<text:line-break/><text:span text:style-name="Explication"><text:span text:style-name="T18">Affiche les lignes par ordre croissant des noms de clients</text:span></text:span></text:p>
      <text:p text:style-name="P2">SELECT * FROM <text:span text:style-name="T10">Clients</text:span> ORDER BY <text:span text:style-name="T10">nom </text:span><text:span text:style-name="T12">(ASC)</text:span><text:span text:style-name="T10">, </text:span><text:span text:style-name="T3">âge</text:span> DESC;<text:line-break/><text:span text:style-name="Explication"><text:span text:style-name="T18">Affiche les lignes par ordre croissant des noms de clients, puis ordre décroissant des </text:span></text:span><text:span text:style-name="Explication"><text:span text:style-name="T5">âges</text:span></text:span></text:p>
      <text:h text:style-name="P11" text:outline-level="2">Jointures : JOIN … ON</text:h>
      <text:p text:style-name="P1">SELECT nomcli<text:span text:style-name="T11">ent</text:span>, duree<text:span text:style-name="T11">location</text:span> FROM Clients<text:line-break/><text:span text:style-name="T12">(INNER) </text:span>JOIN Locations O<text:span text:style-name="T11">N</text:span> Clients.code<text:span text:style-name="T10">c</text:span>li=Locations.codecli;<text:line-break/><text:span text:style-name="Explication"><text:span text:style-name="T19">Affiche </text:span></text:span><text:span text:style-name="Explication"><text:span text:style-name="T20">d</text:span></text:span><text:span text:style-name="Explication"><text:span text:style-name="T19">es </text:span></text:span><text:span text:style-name="Explication"><text:span text:style-name="T20">colonnes qui sont sur des tables différentes.<text:line-break/></text:span></text:span><text:span text:style-name="Explication"><text:span text:style-name="T21">Avec INNER JOIN, on n’affiche que les noms des clients ayant effectué une location</text:span></text:span></text:p>
      <text:p text:style-name="P3"><text:span text:style-name="T1">SELECT nomcli</text:span><text:span text:style-name="T11">ent</text:span><text:span text:style-name="T1">, duree</text:span><text:span text:style-name="T11">location</text:span><text:span text:style-name="T1"> FROM Clients<text:line-break/></text:span><text:span text:style-name="T13">LEFT OUTER</text:span><text:span text:style-name="T12"> </text:span><text:span text:style-name="T1">JOIN Locations O</text:span><text:span text:style-name="T11">N</text:span><text:span text:style-name="T1"> Clients.code</text:span><text:span text:style-name="T10">c</text:span><text:span text:style-name="T1">li=Locations.codecli;<text:line-break/></text:span><text:span text:style-name="Explication"><text:span text:style-name="T21">Avec LEFT OUTER JOIN, on affiche tous les noms de clients, </text:span></text:span><text:span text:style-name="Explication"><text:span text:style-name="T22">et s’ils ont effectué une location alors on affiche aussi la durée de cette location</text:span></text:span></text:p>
      <text:p text:style-name="P1">SELECT nomcli, Nomfilm, duree FROM Films <text:line-break/>INNER JOIN Locations ON Films.codefilm=Locations.codefilm<text:line-break/>INNER JOIN Clients ON Locations.codecli=Clients.codecli;<text:line-break/><text:span text:style-name="Explication"><text:span text:style-name="T14">On peut joindre plus de 2 tables en encha</text:span></text:span><text:span text:style-name="Explication"><text:span text:style-name="T6">înant les jointures</text:span></text:span></text:p>
      <text:h text:style-name="P11" text:outline-level="2">Afficher s<text:span text:style-name="T34">eulement </text:span>certaines lignes : WHERE</text:h>
      <text:p text:style-name="P4">SELECT * FROM Films WHERE nomfilm='Bernie';<text:line-break/><text:span text:style-name="Explication"><text:span text:style-name="T23">N’affiche que les lignes vérifiant la condition. On peut utiliser : <text:s text:c="3"/>&gt; <text:s text:c="3"/>&gt;= <text:s text:c="3"/>&lt; <text:s text:c="3"/>&lt;= <text:s text:c="3"/>= <text:s text:c="3"/>&lt;&gt;</text:span></text:span></text:p>
      <text:p text:style-name="P4">SELECT * FROM Films WHERE nomfilm Like('<text:span text:style-name="T33">avatar</text:span>%');<text:line-break/><text:span text:style-name="Explication"><text:span text:style-name="T23">La chaîne</text:span></text:span><text:span text:style-name="Explication"><text:span text:style-name="T7"> de caractères doit commencer par « </text:span></text:span><text:span text:style-name="Explication"><text:span text:style-name="T9">avatar</text:span></text:span><text:span text:style-name="Explication"><text:span text:style-name="T7"> ».<text:line-break/>% <text:s text:c="3"/></text:span></text:span><text:span text:style-name="Explication"><text:span text:style-name="T8">remplace </text:span></text:span><text:span text:style-name="Explication"><text:span text:style-name="T7">n’importe quelle séquence de car<text:line-break/>_ <text:s text:c="3"/></text:span></text:span><text:span text:style-name="Explication"><text:span text:style-name="T8">remplace un seul caractère</text:span></text:span></text:p>
      <text:p text:style-name="P6">SELECT * FROM Films WHERE <text:span text:style-name="T32">SUBSTR(</text:span>nomfilm,<text:span text:style-name="T32">1,</text:span><text:span text:style-name="T33">6</text:span><text:span text:style-name="T32">) = </text:span>'<text:span text:style-name="T33">avatar</text:span>';</text:p>
      <text:p text:style-name="P6">SELECT * FROM Locations WHERE datedebut &lt; '2013-04-17';</text:p>
      <text:p text:style-name="P5">SELECT * FROM Locations WHERE codecli= 1 AND codefilm= 4;</text:p>
      <text:p text:style-name="P4">SELECT * FROM Locations WHERE codecli BETWEEN 1 AND 3;</text:p>
      <text:p text:style-name="P4">SELECT * FROM Locations WHERE code<text:span text:style-name="T23">cli</text:span> IN(1, 2, 6);</text:p>
      <text:h text:style-name="P10" text:outline-level="1"/>
      <text:h text:style-name="Heading_20_2" text:outline-level="2">C<text:span text:style-name="T30">alculs et fonctions d’agrégation sur toutes les lignes</text:span></text:h>
      <text:p text:style-name="Standard">SELECT <text:span text:style-name="T24">prixHT*1.196</text:span> as '<text:span text:style-name="T24">Prix TTC</text:span>' FROM Locations;<text:line-break/><text:span text:style-name="Explication"><text:span text:style-name="T24">Affiche une colonne « Prix TTC » à partir de la colonne prixHT</text:span></text:span></text:p>
      <text:p text:style-name="Standard">SELECT MAX(duree) FROM Locations;<text:line-break/><text:span text:style-name="Explication"><text:span text:style-name="T24">Affiche une seule valeur. On peut utiliser : MIN() <text:s text:c="3"/>MAX() <text:s text:c="3"/>AVG() <text:s text:c="3"/>SUM() <text:s text:c="3"/></text:span></text:span><text:span text:style-name="Explication"><text:span text:style-name="T25">ROUND()</text:span></text:span></text:p>
      <text:p text:style-name="P12">SELECT <text:span text:style-name="T25">ROUND(SUM(</text:span><text:span text:style-name="T24">prixHT*1.196</text:span><text:span text:style-name="T25">),2)</text:span> as '<text:span text:style-name="T25">Total</text:span><text:span text:style-name="T24"> TTC</text:span>' FROM Locations;<text:line-break/><text:span text:style-name="Explication"><text:span text:style-name="T24">Affiche une seule valeur : </text:span></text:span><text:span text:style-name="Explication"><text:span text:style-name="T25">somme des prix TTC et l’arrondit à 2 décimales</text:span></text:span></text:p>
      <text:p text:style-name="P12">SE<text:span text:style-name="T25">LECT COUNT(*) FROM Locations ;<text:line-break/></text:span><text:span text:style-name="Explication"><text:span text:style-name="T24">Affiche une seule valeur :</text:span></text:span><text:span text:style-name="Explication"><text:span text:style-name="T25"> nombre de lignes de la table Locations</text:span></text:span></text:p>
      <text:p text:style-name="P12">SE<text:span text:style-name="T25">LECT COUNT(prix) FROM Locations ;<text:line-break/></text:span><text:span text:style-name="Explication"><text:span text:style-name="T24">Affiche une seule valeur :</text:span></text:span><text:span text:style-name="Explication"><text:span text:style-name="T25"> nombre de lignes de la table Locations dont la colonne prix a été renseignée</text:span></text:span></text:p>
      <text:h text:style-name="Heading_20_2" text:outline-level="2"><text:span text:style-name="T30">Fonctions d’agrégation sur des regroupements de lignes : </text:span>GROUP BY</text:h>
      <text:p text:style-name="P7"><text:span text:style-name="T26">SELECT</text:span> <text:span text:style-name="T26">COUNT</text:span>(*) <text:span text:style-name="T26">AS</text:span> "Nombre de clients par ville" <text:span text:style-name="T26">FROM</text:span> <text:span text:style-name="T26">C</text:span>lients <text:span text:style-name="T26">GROUP BY</text:span> villecli;<text:line-break/><text:span text:style-name="Explication"><text:span text:style-name="T27">Groupe les lignes par villecli, et pour chaque groupe affiche le nombre de lignes du groupe</text:span></text:span></text:p>
      <text:h text:style-name="Heading_20_2" text:outline-level="2"><text:span text:style-name="T30">Ajouter une nouvelle ligne dans une table : </text:span>INSERT INTO</text:h>
      <text:p text:style-name="P8">INSERT INTO Locations VALUES('7', '10', '2013/05/31', '2');<text:line-break/><text:span text:style-name="Explication">Syntaxe 1 : On ajoute une ligne dans la table Clients en renseignant les valeurs de tous les champs dans le bon ordre</text:span></text:p>
      <text:p text:style-name="P8">INSERT INTO Locations(codecli, codefilm, datedebut) VALUES('7', '11', '2013/05/31');<text:line-break/><text:span text:style-name="Explication">Syntaxe 2 : On ajoute une ligne dans la table Clients en ne renseignant que certaines valeurs. Les autres valeurs recevront une valeur par défaut</text:span></text:p>
      <text:p text:style-name="P8">INSERT INTO Locations VALUES('7', '10', '2013/05/31', '2'), ('7', '11', '2013/05/31', '5');<text:line-break/><text:span text:style-name="Explication">On ajoute plusieurs lignes d’un seul coup</text:span></text:p>
      <text:h text:style-name="Heading_20_2" text:outline-level="2"><text:span text:style-name="T30">Supprimer </text:span><text:span text:style-name="T31">des</text:span><text:span text:style-name="T30"> ligne</text:span><text:span text:style-name="T31">s</text:span><text:span text:style-name="T30"> dans une table : </text:span>DELETE FROM</text:h>
      <text:p text:style-name="P8">DELETE FROM Clients;<text:line-break/><text:span text:style-name="Explication"><text:span text:style-name="T28">Vide toute la table Clients</text:span></text:span></text:p>
      <text:p text:style-name="P8">DELETE FROM Films WHERE codefilm=11;<text:line-break/><text:span text:style-name="Explication"><text:span text:style-name="T28">Supprime seulement certaines lignes de la table</text:span></text:span></text:p>
      <text:h text:style-name="Heading_20_2" text:outline-level="2"><text:span text:style-name="T31">Modifier le contenu des lignes existantes : </text:span>UPDATE</text:h>
      <text:p text:style-name="P8">UPDATE Clients SET villecli='Haguenau', cpcli='67500' WHERE codecli=1;<text:line-break/><text:span text:style-name="Explication"><text:span text:style-name="T29">Modifie villecli et cpcli pour toutes les lignes vérifiant codecli=1</text:span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0cm" fo:margin-top="0.3cm" fo:margin-bottom="0cm" style:contextual-spacing="false" fo:text-indent="-1cm" style:auto-text-indent="false">
        <style:tab-stops/>
      </style:paragraph-properties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xplication" style:family="text">
      <style:text-properties fo:color="#808080" loext:opacity="100%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43:11.476071528</meta:creation-date>
    <dc:date>2023-11-06T21:26:51.147011729</dc:date>
    <meta:editing-duration>PT1H54M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613" meta:character-count="3917" meta:non-whitespace-character-count="3305"/>
  </office:meta>
</office:document-meta>
</file>